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2D770FE3C7F8F7FFF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50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0.998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7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3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4" style:family="paragraph" style:parent-style-name="Header">
      <style:text-properties fo:font-size="8pt" style:font-size-asian="8pt"/>
    </style:style>
    <style:style style:name="P5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/>
    </style:style>
    <style:style style:name="P6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/>
    </style:style>
    <style:style style:name="P7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8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style:letter-kerning="false" style:font-name-asian="Calibri1" style:font-size-asian="14pt" style:language-asian="fr" style:country-asian="FR" style:font-name-complex="Calibri1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2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3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/>
    </style:style>
    <style:style style:name="P28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officeooo:rsid="0008e3d6" officeooo:paragraph-rsid="0008e3d6" style:letter-kerning="false" style:font-name-asian="Calibri1" style:font-size-asian="6pt" style:language-asian="en" style:country-asian="US" style:font-name-complex="Calibri1" style:font-size-complex="8pt" style:language-complex="ar" style:country-complex="SA"/>
    </style:style>
    <style:style style:name="P32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11pt" style:language-complex="ar" style:country-complex="SA"/>
    </style:style>
    <style:style style:name="P36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officeooo:rsid="0008e3d6" officeooo:paragraph-rsid="0008e3d6" style:letter-kerning="false" style:font-name-asian="Calibri1" style:font-size-asian="12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1pt" style:language-complex="ar" style:country-complex="SA"/>
    </style:style>
    <style:style style:name="P40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41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42" style:family="paragraph" style:parent-style-name="Standard">
      <style:text-properties fo:color="#404040" loext:opacity="100%" style:font-name-complex="Calibri1"/>
    </style:style>
    <style:style style:name="P43" style:family="paragraph" style:parent-style-name="Standard">
      <style:paragraph-properties fo:break-before="page"/>
      <style:text-properties fo:color="#404040" loext:opacity="100%" style:font-name-complex="Calibri1"/>
    </style:style>
    <style:style style:name="P44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45" style:family="paragraph" style:parent-style-name="Standard">
      <style:paragraph-properties fo:margin-top="0cm" fo:margin-bottom="0.212cm" style:contextual-spacing="false" fo:line-height="100%" text:number-lines="true" text:line-number="0"/>
      <style:text-properties fo:color="#404040" loext:opacity="100%" fo:font-size="12pt" fo:font-weight="bold" officeooo:paragraph-rsid="0008e3d6" style:font-weight-asian="bold"/>
    </style:style>
    <style:style style:name="P46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47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48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49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50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6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9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0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2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3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4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6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9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0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1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8e3d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8e3d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8e3d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08e3d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7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6pt" fo:language="fr" fo:country="FR" style:letter-kerning="false" style:font-name-asian="Calibri1" style:font-size-asian="6pt" style:language-asian="en" style:country-asian="US" style:font-name-complex="F" style:font-size-complex="11pt" style:language-complex="ar" style:country-complex="SA"/>
    </style:style>
    <style:style style:name="P83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font-name-asian="Calibri1" style:language-complex="ar" style:country-complex="SA"/>
    </style:style>
    <style:style style:name="P84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8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8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8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officeooo:paragraph-rsid="0008e3d6" style:letter-kerning="false" style:font-name-asian="Calibri1" style:language-complex="ar" style:country-complex="SA"/>
    </style:style>
    <style:style style:name="P88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fr" fo:country="FR" style:letter-kerning="false" style:font-size-asian="11pt" style:font-size-complex="11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fr" fo:country="FR" officeooo:rsid="0008e3d6" style:letter-kerning="false" style:font-size-asian="11pt" style:font-size-complex="11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1" style:font-size-asian="1pt" style:language-asian="en" style:country-asian="US" style:font-name-complex="Arial2" style:font-size-complex="1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2" style:font-size-complex="16pt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1" style:font-size-asian="10pt" style:language-asian="en" style:country-asian="US" style:font-name-complex="Arial2" style:font-size-complex="10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1" style:font-size-asian="18pt" style:language-asian="en" style:country-asian="US" style:font-name-complex="Arial2" style:font-size-complex="18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100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101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103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5" style:family="paragraph" style:parent-style-name="Standard">
      <style:paragraph-properties fo:text-align="justify" style:justify-single-word="false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1" style:font-size-asian="1pt" style:language-asian="fr" style:country-asian="FR" style:font-name-complex="Arial2" style:font-size-complex="1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fr" style:country-asian="FR" style:font-name-complex="Arial2" style:font-size-complex="11pt" style:language-complex="ar" style:country-complex="SA"/>
    </style:style>
    <style:style style:name="P108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10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110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111" style:family="paragraph" style:parent-style-name="Standard">
      <style:paragraph-properties fo:margin-top="0cm" fo:margin-bottom="0.212cm" style:contextual-spacing="false" fo:line-height="100%" text:number-lines="true" text:line-number="0"/>
      <style:text-properties officeooo:paragraph-rsid="0008e3d6"/>
    </style:style>
    <style:style style:name="P112" style:family="paragraph" style:parent-style-name="Standard">
      <style:paragraph-properties fo:break-before="page"/>
    </style:style>
    <style:style style:name="P113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14" style:family="paragraph" style:parent-style-name="Standard">
      <style:paragraph-properties fo:margin-top="0cm" fo:margin-bottom="0cm" style:contextual-spacing="false" fo:line-height="200%"/>
    </style:style>
    <style:style style:name="P115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1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line-height="150%"/>
    </style:style>
    <style:style style:name="P118" style:family="paragraph" style:parent-style-name="Standard" style:master-page-name="Converted1">
      <style:paragraph-properties style:page-number="auto"/>
    </style:style>
    <style:style style:name="P1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T2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3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/>
    </style:style>
    <style:style style:name="T4" style:family="text">
      <style:text-properties fo:color="#404040" loext:opacity="100%" fo:font-size="14pt" style:font-size-asian="14pt" style:language-asian="fr" style:country-asian="FR" style:font-name-complex="Calibri1" style:font-size-complex="14pt"/>
    </style:style>
    <style:style style:name="T5" style:family="text">
      <style:text-properties fo:color="#404040" loext:opacity="100%" style:language-asian="fr" style:country-asian="FR" style:font-name-complex="Calibri1"/>
    </style:style>
    <style:style style:name="T6" style:family="text"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T7" style:family="text">
      <style:text-properties fo:color="#404040" loext:opacity="100%" fo:font-size="6pt" style:font-size-asian="6pt" style:font-name-complex="Calibri1" style:font-size-complex="6pt"/>
    </style:style>
    <style:style style:name="T8" style:family="text">
      <style:text-properties fo:color="#404040" loext:opacity="100%" fo:font-size="6pt" style:font-size-asian="6pt" style:font-name-complex="Calibri1" style:font-size-complex="8pt"/>
    </style:style>
    <style:style style:name="T9" style:family="text">
      <style:text-properties fo:color="#404040" loext:opacity="100%" fo:font-size="6pt" fo:font-weight="bold" style:font-size-asian="6pt" style:font-weight-asian="bold" style:font-name-complex="Calibri1" style:font-size-complex="8pt"/>
    </style:style>
    <style:style style:name="T10" style:family="text">
      <style:text-properties fo:color="#404040" loext:opacity="100%" fo:font-size="6pt" fo:font-weight="bold" style:font-size-asian="6pt" style:font-weight-asian="bold" style:font-name-complex="Calibri1"/>
    </style:style>
    <style:style style:name="T11" style:family="text">
      <style:text-properties fo:color="#404040" loext:opacity="100%" fo:font-size="16pt" fo:font-weight="bold" style:font-size-asian="16pt" style:font-weight-asian="bold" style:font-name-complex="Calibri1" style:font-size-complex="16pt"/>
    </style:style>
    <style:style style:name="T12" style:family="text">
      <style:text-properties fo:color="#404040" loext:opacity="100%" fo:font-size="16pt" style:font-size-asian="16pt" style:font-name-complex="Calibri1" style:font-size-complex="16pt"/>
    </style:style>
    <style:style style:name="T13" style:family="text">
      <style:text-properties fo:color="#404040" loext:opacity="100%" style:font-name="MS Gothic" style:font-name-asian="MS Gothic1" style:language-asian="fr" style:country-asian="FR" style:font-name-complex="Calibri1"/>
    </style:style>
    <style:style style:name="T14" style:family="text">
      <style:text-properties fo:color="#404040" loext:opacity="100%" fo:font-size="10pt" style:font-size-asian="10pt" style:font-name-complex="Calibri1" style:font-size-complex="10pt"/>
    </style:style>
    <style:style style:name="T15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16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17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T18" style:family="text">
      <style:text-properties fo:color="#404040" loext:opacity="100%" fo:font-size="18pt" fo:font-weight="bold" style:font-size-asian="18pt" style:font-weight-asian="bold" style:font-name-complex="Calibri1" style:font-size-complex="18pt"/>
    </style:style>
    <style:style style:name="T19" style:family="text">
      <style:text-properties fo:color="#404040" loext:opacity="100%" style:font-name-complex="Calibri1"/>
    </style:style>
    <style:style style:name="T20" style:family="text">
      <style:text-properties fo:color="#404040" loext:opacity="100%" officeooo:rsid="0008e3d6" style:font-name-complex="Calibri1"/>
    </style:style>
    <style:style style:name="T21" style:family="text">
      <style:text-properties fo:color="#404040" loext:opacity="100%" fo:font-weight="bold" style:font-weight-asian="bold" style:font-name-complex="Calibri1"/>
    </style:style>
    <style:style style:name="T22" style:family="text">
      <style:text-properties fo:color="#404040" loext:opacity="100%" fo:font-weight="bold" style:language-asian="fr" style:country-asian="FR" style:font-weight-asian="bold" style:font-name-complex="Calibri1"/>
    </style:style>
    <style:style style:name="T23" style:family="text">
      <style:text-properties fo:color="#404040" loext:opacity="100%" fo:font-size="8pt" style:font-size-asian="8pt" style:font-name-complex="Calibri1" style:font-size-complex="10pt"/>
    </style:style>
    <style:style style:name="T24" style:family="text">
      <style:text-properties fo:color="#404040" loext:opacity="100%" style:font-name="Wingdings 31" fo:font-size="24pt" style:font-size-asian="24pt" style:font-name-complex="Calibri1" style:font-size-complex="24pt"/>
    </style:style>
    <style:style style:name="T25" style:family="text">
      <style:text-properties fo:color="#404040" loext:opacity="100%" fo:font-size="24pt" fo:font-weight="bold" style:font-size-asian="24pt" style:font-weight-asian="bold" style:font-name-complex="Calibri1" style:font-size-complex="24pt"/>
    </style:style>
    <style:style style:name="T26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7" style:family="text">
      <style:text-properties fo:color="#404040" loext:opacity="100%" fo:font-size="12pt" fo:font-weight="bold" style:font-size-asian="12pt" style:language-asian="fr" style:country-asian="FR" style:font-weight-asian="bold" style:font-name-complex="Calibri1" style:font-size-complex="12pt"/>
    </style:style>
    <style:style style:name="T28" style:family="text">
      <style:text-properties fo:color="#404040" loext:opacity="100%" fo:font-size="12pt" style:font-size-asian="12pt" style:font-name-complex="Calibri1" style:font-size-complex="12pt"/>
    </style:style>
    <style:style style:name="T29" style:family="text">
      <style:text-properties fo:color="#404040" loext:opacity="100%" fo:font-size="12pt" style:font-size-asian="12pt" style:font-name-complex="Calibri1"/>
    </style:style>
    <style:style style:name="T30" style:family="text">
      <style:text-properties fo:color="#404040" loext:opacity="100%" fo:font-size="12pt" style:font-size-asian="12pt" style:font-size-complex="12pt"/>
    </style:style>
    <style:style style:name="T31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32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33" style:family="text">
      <style:text-properties fo:color="#404040" loext:opacity="100%" style:font-name="Calibri" fo:font-size="11pt" style:font-size-asian="11pt" style:language-asian="en" style:country-asian="US" style:font-name-complex="Calibri1" style:font-size-complex="11pt"/>
    </style:style>
    <style:style style:name="T34" style:family="text">
      <style:text-properties fo:color="#404040" loext:opacity="100%" style:font-name="Calibri" fo:font-size="11pt" officeooo:rsid="0008e3d6" style:font-size-asian="11pt" style:language-asian="en" style:country-asian="US" style:font-name-complex="Calibri1" style:font-size-complex="11pt"/>
    </style:style>
    <style:style style:name="T35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1" style:font-size-complex="11pt"/>
    </style:style>
    <style:style style:name="T36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1" style:font-size-complex="11pt"/>
    </style:style>
    <style:style style:name="T37" style:family="text"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8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9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40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1" style:font-size-complex="12pt"/>
    </style:style>
    <style:style style:name="T41" style:family="text">
      <style:text-properties fo:color="#404040" loext:opacity="100%" fo:font-style="italic" style:font-style-asian="italic" style:font-name-complex="Calibri1"/>
    </style:style>
    <style:style style:name="T42" style:family="text">
      <style:text-properties fo:color="#404040" loext:opacity="100%" fo:font-size="1pt" fo:font-weight="bold" style:font-size-asian="1pt" style:font-weight-asian="bold" style:font-name-complex="Calibri1"/>
    </style:style>
    <style:style style:name="T43" style:family="text">
      <style:text-properties fo:color="#404040" loext:opacity="100%" fo:language="fr" fo:country="FR" style:letter-kerning="false" style:font-name-asian="Calibri1" style:font-name-complex="Calibri1" style:language-complex="ar" style:country-complex="SA"/>
    </style:style>
    <style:style style:name="T44" style:family="text">
      <style:text-properties fo:color="#404040" loext:opacity="100%" fo:language="fr" fo:country="FR" fo:font-weight="bold" style:letter-kerning="false" style:font-name-asian="Calibri1" style:font-weight-asian="bold" style:font-name-complex="Calibri1" style:language-complex="ar" style:country-complex="SA"/>
    </style:style>
    <style:style style:name="T45" style:family="text">
      <style:text-properties fo:color="#404040" loext:opacity="100%" fo:font-size="20pt" style:font-size-asian="20pt" style:font-name-complex="Calibri1" style:font-size-complex="16pt"/>
    </style:style>
    <style:style style:name="T46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47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48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49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50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51" style:family="text">
      <style:text-properties fo:color="#d60093" loext:opacity="100%" style:font-name="Wingdings 31" fo:font-size="24pt" style:font-size-asian="24pt" style:font-name-complex="Calibri1" style:font-size-complex="24pt"/>
    </style:style>
    <style:style style:name="T52" style:family="text"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T53" style:family="text">
      <style:text-properties fo:color="#d60093" loext:opacity="100%" fo:font-size="24pt" fo:font-weight="bold" style:font-size-asian="24pt" style:font-weight-asian="bold" style:font-name-complex="Calibri1" style:font-size-complex="24pt"/>
    </style:style>
    <style:style style:name="T54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55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56" style:family="text">
      <style:text-properties fo:color="#ffffff" loext:opacity="100%" fo:font-size="1pt" fo:font-weight="bold" style:font-size-asian="1pt" style:font-weight-asian="bold" style:font-name-complex="Calibri1" style:font-size-complex="1pt"/>
    </style:style>
    <style:style style:name="T57" style:family="text">
      <style:text-properties fo:color="#ffffff" loext:opacity="100%" style:font-name="Wingdings 31" fo:font-size="24pt" style:font-size-asian="24pt" style:font-name-complex="Calibri1" style:font-size-complex="24pt"/>
    </style:style>
    <style:style style:name="T58" style:family="text"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T59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T60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T61" style:family="text"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T62" style:family="text"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T63" style:family="text"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T64" style:family="text">
      <style:text-properties fo:font-variant="small-caps" style:font-name="Arial" fo:font-size="1pt" style:font-size-asian="1pt" style:font-name-complex="Arial2" style:font-size-complex="1pt"/>
    </style:style>
    <style:style style:name="T65" style:family="text">
      <style:text-properties fo:font-variant="small-caps" style:font-name="Arial" fo:font-size="10pt" style:font-size-asian="10pt" style:font-name-complex="Arial2" style:font-size-complex="16pt"/>
    </style:style>
    <style:style style:name="T66" style:family="text">
      <style:text-properties fo:font-variant="small-caps" style:font-name="Arial" fo:font-size="10pt" style:font-size-asian="10pt" style:font-name-complex="Arial2" style:font-size-complex="10pt"/>
    </style:style>
    <style:style style:name="T67" style:family="text">
      <style:text-properties fo:font-variant="small-caps" style:font-name="Arial" fo:font-size="18pt" style:font-size-asian="18pt" style:font-name-complex="Arial2" style:font-size-complex="18pt"/>
    </style:style>
    <style:style style:name="T68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69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70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71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72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73" style:family="text">
      <style:text-properties fo:font-variant="small-caps" fo:font-size="24pt" style:font-size-asian="24pt" style:font-name-complex="Calibri1" style:font-size-complex="24pt"/>
    </style:style>
    <style:style style:name="T74" style:family="text">
      <style:text-properties fo:font-variant="small-caps" fo:color="#ffffff" loext:opacity="100%" fo:font-size="20pt" fo:font-weight="bold" style:font-size-asian="20pt" style:font-weight-asian="bold" style:font-name-complex="Calibri1" style:font-size-complex="20pt"/>
    </style:style>
    <style:style style:name="T75" style:family="text">
      <style:text-properties style:font-name="Arial" style:language-asian="fr" style:country-asian="FR" style:font-name-complex="Arial2"/>
    </style:style>
    <style:style style:name="T76" style:family="text">
      <style:text-properties style:font-name="Arial" fo:font-size="1pt" style:font-size-asian="1pt" style:language-asian="fr" style:country-asian="FR" style:font-name-complex="Arial2" style:font-size-complex="1pt"/>
    </style:style>
    <style:style style:name="T77" style:family="text">
      <style:text-properties fo:color="#7f7f7f" loext:opacity="100%" fo:font-size="9pt" style:font-size-asian="9pt"/>
    </style:style>
    <style:style style:name="T78" style:family="text">
      <style:text-properties fo:color="#7f7f7f" loext:opacity="100%" fo:font-size="9pt" style:font-size-asian="9pt" style:font-size-complex="9pt"/>
    </style:style>
    <style:style style:name="T79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80" style:family="text">
      <style:text-properties fo:color="#7f7f7f" loext:opacity="100%"/>
    </style:style>
    <style:style style:name="T81" style:family="text">
      <style:text-properties fo:color="#7f7f7f" loext:opacity="100%" fo:font-size="12pt" style:font-size-asian="12pt"/>
    </style:style>
    <style:style style:name="T82" style:family="text">
      <style:text-properties fo:color="#7f7f7f" loext:opacity="100%" fo:font-size="10pt" style:font-size-asian="10pt" style:font-size-complex="10pt"/>
    </style:style>
    <style:style style:name="T83" style:family="text">
      <style:text-properties fo:color="#7f7f7f" loext:opacity="100%" fo:font-size="10pt" style:font-size-asian="10pt" style:font-size-complex="9pt"/>
    </style:style>
    <style:style style:name="T84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85" style:family="text">
      <style:text-properties fo:color="#7f7f7f" loext:opacity="100%" style:font-size-complex="9pt"/>
    </style:style>
    <style:style style:name="T86" style:family="text">
      <style:text-properties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87" style:family="text">
      <style:text-properties style:font-name="Calibri" fo:font-size="11pt" style:font-size-asian="11pt" style:language-asian="en" style:country-asian="US" style:font-name-complex="F" style:font-size-complex="11pt"/>
    </style:style>
    <style:style style:name="T88" style:family="text">
      <style:text-properties style:font-name="Calibri" fo:font-size="11pt" fo:language="fr" fo:country="FR" style:letter-kerning="false" fo:background-color="#bfbfbf" loext:char-shading-value="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89" style:family="text">
      <style:text-properties fo:font-size="6pt" style:font-size-asian="6pt"/>
    </style:style>
    <style:style style:name="T90" style:family="text">
      <style:text-properties fo:color="#595959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fo:background-color="#c0c0c0"/>
    </style:style>
    <style:style style:name="T91" style:family="text">
      <style:text-properties fo:color="#595959" loext:opacity="100%" fo:language="fr" fo:country="FR" fo:font-style="italic" style:letter-kerning="false" style:font-name-asian="Calibri1" style:font-style-asian="italic" style:language-complex="ar" style:country-complex="SA" fo:background-color="#c0c0c0"/>
    </style:style>
    <style:style style:name="T92" style:family="text">
      <style:text-properties fo:color="#000000" loext:opacity="100%" style:font-name-complex="Calibri1"/>
    </style:style>
    <style:style style:name="T93" style:family="text">
      <style:text-properties fo:color="#000000" loext:opacity="100%" style:font-name="Calibri" fo:font-size="11pt" style:font-size-asian="11pt" style:language-asian="en" style:country-asian="US" style:font-name-complex="Calibri1" style:font-size-complex="11pt"/>
    </style:style>
    <style:style style:name="T94" style:family="text">
      <style:text-properties fo:color="#bfbfbf" loext:opacity="100%" fo:font-size="12pt" style:font-size-asian="12pt" style:font-name-complex="Calibri1" style:font-size-complex="12pt"/>
    </style:style>
    <style:style style:name="T95" style:family="text">
      <style:text-properties fo:font-size="8pt" style:font-size-asian="8pt"/>
    </style:style>
    <style:style style:name="T96" style:family="text">
      <style:text-properties officeooo:rsid="0008e3d6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03cm" fo:min-width="7.721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27cm" fo:min-width="9.54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22cm" fo:min-width="5.57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53"><text:span text:style-name="T46">Nom de naissance</text:span><text:span text:style-name="T47"/></text:p>
          </table:table-cell>
          <table:table-cell table:style-name="Tableau1.B2" office:value-type="string">
            <text:p text:style-name="P83"><text:span text:style-name="T49"></text:span><text:span text:style-name="T49"/></text:p>
          </table:table-cell>
          <table:table-cell table:style-name="Tableau1.A1" office:value-type="string">
            <text:p text:style-name="P65"><text:span text:style-name="T96"><text:text-input text:description="">Tahri</text:text-input></text:span>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53"><text:span text:style-name="T46">Nom d’usage</text:span><text:span text:style-name="T47"/></text:p>
          </table:table-cell>
          <table:table-cell table:style-name="Tableau1.B2" office:value-type="string">
            <text:p text:style-name="P83"><text:span text:style-name="T49"></text:span><text:span text:style-name="T6"/></text:p>
          </table:table-cell>
          <table:table-cell table:style-name="Tableau1.A1" office:value-type="string">
            <text:p text:style-name="P65"><text:span text:style-name="T96"><text:text-input text:description="">Tahri</text:text-input></text:span>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53"><text:span text:style-name="T46">Prénom</text:span><text:span text:style-name="T47"/></text:p>
          </table:table-cell>
          <table:table-cell table:style-name="Tableau1.B2" office:value-type="string">
            <text:p text:style-name="P83"><text:span text:style-name="T49"></text:span><text:span text:style-name="T6"/></text:p>
          </table:table-cell>
          <table:table-cell table:style-name="Tableau1.A1" office:value-type="string">
            <text:p text:style-name="P65"><text:span text:style-name="T96"><text:text-input text:description="">Maël</text:text-input></text:span>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53"><text:span text:style-name="T46">Adresse</text:span><text:span text:style-name="T47"/></text:p>
          </table:table-cell>
          <table:table-cell table:style-name="Tableau1.B2" office:value-type="string">
            <text:p text:style-name="P83"><text:span text:style-name="T49"></text:span><text:span text:style-name="T6"/></text:p>
          </table:table-cell>
          <table:table-cell table:style-name="Tableau1.A1" table:number-rows-spanned="2" office:value-type="string">
            <text:p text:style-name="P72"><text:text-input text:description=""/><text:s/>5 rue du clos dion<text:span text:style-name="T5"/></text:p>
            <text:p text:style-name="P72">77130 Montereau-fault-yonn<text:span text:style-name="T96">e</text:span> <text:span text:style-name="T5"/></text:p>
          </table:table-cell>
        </table:table-row>
        <table:table-row table:style-name="Tableau1.1">
          <table:table-cell table:style-name="Tableau1.A2" office:value-type="string">
            <text:p text:style-name="P51"/>
          </table:table-cell>
          <table:table-cell table:style-name="Tableau1.B2" office:value-type="string">
            <text:p text:style-name="P50"/>
          </table:table-cell>
          <table:covered-table-cell table:style-name="Tableau1.A1"/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58"><text:span text:style-name="T55">Titre professionnel visé</text:span><text:span text:style-name="T55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92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76"><text:text-input text:description="">Développeur web et web mobile.</text:text-input><text:span text:style-name="T11"/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53"><text:span text:style-name="T59">Modalité d’accès :</text:span><text:span text:style-name="T59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94"><text:span text:style-name="T13">☒</text:span><text:span text:style-name="T5"/></text:p>
          </table:table-cell>
          <table:table-cell table:style-name="Tableau2.B7" office:value-type="string">
            <text:p text:style-name="P53"><text:span text:style-name="T12">Parcours de formation</text:span><text:span text:style-name="T11"/></text:p>
          </table:table-cell>
        </table:table-row>
        <table:table-row table:style-name="Tableau2.1">
          <table:table-cell table:style-name="Tableau2.A7" office:value-type="string">
            <text:p text:style-name="P93"><text:span text:style-name="T13">☐</text:span><text:span text:style-name="T5"/></text:p>
          </table:table-cell>
          <table:table-cell table:style-name="Tableau2.B8" office:value-type="string">
            <text:p text:style-name="P53"><text:span text:style-name="T12">Validation des Acquis de l’Expérience (VAE)</text:span><text:span text:style-name="T12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1"/>
          </table:table-cell>
          <table:covered-table-cell/>
        </table:table-row>
      </table:table>
      <text:p text:style-name="P9"/>
      <text:p text:style-name="P9"/>
      <text:p text:style-name="P118"><text:span text:style-name="T58"><text:s/></text:span><text:span text:style-name="T1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58"><text:span text:style-name="T55">Présentation du dossier</text:span><text:span text:style-name="T18"/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92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10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12"/>
            <text:p text:style-name="P78"><text:span text:style-name="T19">Le dossier professionnel (DP) constitue un élément du système de validation du titre professionnel.<text:line-break/></text:span><text:span text:style-name="T21">Ce titre est délivré par le Ministère chargé de l’emploi.</text:span><text:span text:style-name="T19"/></text:p>
            <text:p text:style-name="P78"><text:span text:style-name="T19">Le DP appartient au candidat. Il le conserve, l’actualise durant son parcours et le présente </text:span><text:span text:style-name="T21">obligatoirement à chaque session d’examen</text:span><text:span text:style-name="T19">.</text:span><text:span text:style-name="T19"/></text:p>
            <text:p text:style-name="P77"><text:span text:style-name="T19">Pour rédiger le DP, le candidat peut être aidé par un formateur ou par un accompagnateur VAE.</text:span><text:span text:style-name="T19"/></text:p>
            <text:p text:style-name="P77"><text:span text:style-name="T19">Il est consulté par le jury au moment de la session d’examen.</text:span><text:span text:style-name="T19"/></text:p>
            <text:p text:style-name="P11"/>
            <text:p text:style-name="P55"><text:span text:style-name="T1">Pour prendre sa décision, le jury dispose :</text:span><text:span text:style-name="T1"/></text:p>
            <text:list xml:id="list4253724411" text:style-name="WWNum7">
              <text:list-item>
                <text:p text:style-name="P7"><text:span text:style-name="T14">des résultats de la mise en situation professionnelle complétés, éventuellement, du questionnaire professionnel ou de l’entretien professionnel ou de l’entretien technique ou du questionnement à partir de productions.</text:span><text:span text:style-name="T14"/></text:p>
              </text:list-item>
            </text:list>
            <text:p text:style-name="P5"/>
            <text:list xml:id="list94635145504531" text:continue-numbering="true" text:style-name="WWNum7">
              <text:list-item>
                <text:p text:style-name="P8"><text:span text:style-name="T14">du </text:span><text:span text:style-name="T15">Dossier Professionnel</text:span><text:span text:style-name="T14"> (DP) dans lequel le candidat a consigné les preuves de sa pratique professionnelle.</text:span><text:span text:style-name="T14"/></text:p>
              </text:list-item>
            </text:list>
            <text:p text:style-name="P6"/>
            <text:list xml:id="list94633968151633" text:continue-numbering="true" text:style-name="WWNum7">
              <text:list-item>
                <text:p text:style-name="P8"><text:span text:style-name="T14">des résultats des évaluations passées en cours de formation lorsque le candidat évalué est issu d’un parcours de formation</text:span><text:span text:style-name="T14"/></text:p>
              </text:list-item>
            </text:list>
            <text:p text:style-name="P6"/>
            <text:list xml:id="list94634324562810" text:continue-numbering="true" text:style-name="WWNum7">
              <text:list-item>
                <text:p text:style-name="P8"><text:span text:style-name="T14">de l’entretien final (dans le cadre de la session titre).</text:span><text:span text:style-name="T14"/></text:p>
              </text:list-item>
            </text:list>
            <text:p text:style-name="P22"/>
            <text:p text:style-name="P59"><text:span text:style-name="T16"><text:tab/></text:span><text:span text:style-name="T84"><text:tab/></text:span><text:span text:style-name="T79">[Arrêté du 22 décembre 2015, relatif aux conditions de délivrance des titres professionnels</text:span><text:span text:style-name="T79"/></text:p>
            <text:p text:style-name="P59"><text:span text:style-name="T79">du ministère chargé de l’Emploi]</text:span><text:span text:style-name="T79"/></text:p>
            <text:p text:style-name="P17"/>
            <text:p text:style-name="P55"><text:span text:style-name="T1">Ce dossier comporte :</text:span><text:span text:style-name="T1"/></text:p>
            <text:list text:style-name="WWNum5">
              <text:list-item>
                <text:p text:style-name="P64"><text:span text:style-name="T14">pour chaque activité-type du titre visé, un à trois exemples de pratique professionnelle ;</text:span><text:span text:style-name="T14"/></text:p>
              </text:list-item>
              <text:list-item>
                <text:p text:style-name="P64"><text:span text:style-name="T14">un tableau à renseigner si le candidat souhaite porter à la connaissance du jury la détention d’un titre, d’un diplôme, d’un certificat de qualification professionnelle (CQP) ou des attestations de formation ;</text:span><text:span text:style-name="T14"/></text:p>
              </text:list-item>
              <text:list-item>
                <text:p text:style-name="P64"><text:span text:style-name="T14">une déclaration sur l’honneur à compléter et à signer ;</text:span><text:span text:style-name="T14"/></text:p>
              </text:list-item>
              <text:list-item>
                <text:p text:style-name="P64"><text:span text:style-name="T14">des documents illustrant la pratique professionnelle du candidat (facultatif)</text:span><text:span text:style-name="T14"/></text:p>
              </text:list-item>
              <text:list-item>
                <text:p text:style-name="P64"><text:span text:style-name="T14">des annexes, si nécessaire.</text:span><text:span text:style-name="T19"/>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60"><text:span text:style-name="T16">Pour compléter ce dossier, le candidat dispose d’un site web en accès libre sur le site.</text:span><text:span text:style-name="T1"/>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90"><text:span text:style-name="T51"></text:span><text:span text:style-name="T24"/></text:p>
          </table:table-cell>
          <table:table-cell table:style-name="Tableau6.B6" office:value-type="string">
            <text:p text:style-name="P108"><text:a xlink:type="simple" xlink:href="http://travail-emploi.gouv.fr/titres-professionnels" text:style-name="Internet_20_link" text:visited-style-name="Visited_20_Internet_20_Link"><text:span text:style-name="Internet_20_link"><text:span text:style-name="T86">http://travail-emploi.gouv.fr/titres-professionnels</text:span></text:span></text:a><text:span text:style-name="T1"/></text:p>
          </table:table-cell>
        </table:table-row>
      </table:table>
      <text:p text:style-name="P4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 table:style-name="Tableau7.1">
          <table:table-cell table:style-name="Tableau7.A1" table:number-columns-spanned="4" office:value-type="string">
            <text:p text:style-name="P56"><text:span text:style-name="T53">Sommaire</text:span><text:span text:style-name="T25"/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18"/>
            <text:p text:style-name="P53"><text:span text:style-name="T1">Exemples de pratique professionnelle</text:span><text:span text:style-name="T1"/></text:p>
            <text:p text:style-name="P18"/>
          </table:table-cell>
          <table:covered-table-cell/>
          <table:covered-table-cell/>
          <table:table-cell table:style-name="Tableau7.D2" office:value-type="string">
            <text:p text:style-name="P65"/>
          </table:table-cell>
        </table:table-row>
        <table:table-row table:style-name="Tableau7.1">
          <table:table-cell table:style-name="Tableau7.A3" table:number-columns-spanned="2" office:value-type="string">
            <text:p text:style-name="P111"><text:span text:style-name="T27">Développer la partie front-end d’une application web ou web mobile en intégrant les recommandations de sécurité </text:span></text:p>
          </table:table-cell>
          <table:covered-table-cell/>
          <table:table-cell table:style-name="Tableau7.C3" office:value-type="string">
            <text:p text:style-name="P61"><text:span text:style-name="T26">p.</text:span><text:span text:style-name="T5"/></text:p>
          </table:table-cell>
          <table:table-cell table:style-name="Tableau7.D3" office:value-type="string">
            <text:p text:style-name="P62"><text:span text:style-name="T26">5</text:span><text:span text:style-name="T26"/></text:p>
          </table:table-cell>
        </table:table-row>
        <table:table-row table:style-name="Tableau7.1">
          <table:table-cell table:style-name="Tableau7.A4" office:value-type="string">
            <text:p text:style-name="P10"/>
          </table:table-cell>
          <table:table-cell table:style-name="Tableau7.D2" office:value-type="string">
            <text:p text:style-name="P84"><text:span text:style-name="T49"></text:span><text:span text:style-name="T33"> </text:span><text:span text:style-name="T34">Site de gestion des étudiants de la Digitale Académie (stage en entreprise)</text:span><text:span text:style-name="T33"><text:tab/>p.</text:span><text:span text:style-name="T19"/></text:p>
          </table:table-cell>
          <table:table-cell table:style-name="Tableau7.C4" office:value-type="string">
            <text:p text:style-name="P80"><text:span text:style-name="T19">p.</text:span><text:span text:style-name="T19"/></text:p>
          </table:table-cell>
          <table:table-cell table:style-name="Tableau7.D4" office:value-type="string">
            <text:p text:style-name="P13"/>
          </table:table-cell>
        </table:table-row>
        <table:table-row table:style-name="Tableau7.1">
          <table:table-cell table:style-name="Tableau7.A5" office:value-type="string">
            <text:p text:style-name="P10"/>
          </table:table-cell>
          <table:table-cell table:style-name="Tableau7.D2" office:value-type="string">
            <text:p text:style-name="P87"><text:span text:style-name="T49"></text:span><text:span text:style-name="T33"> </text:span><text:span text:style-name="T34">Projet d’appli de musique (Formation développeur web et webmobile)</text:span><text:span text:style-name="T33"><text:tab/>p.</text:span><text:span text:style-name="T19"/></text:p>
          </table:table-cell>
          <table:table-cell table:style-name="Tableau7.C5" office:value-type="string">
            <text:p text:style-name="P80"><text:span text:style-name="T19">p.</text:span><text:span text:style-name="T19"/></text:p>
          </table:table-cell>
          <table:table-cell table:style-name="Tableau7.D5" office:value-type="string">
            <text:p text:style-name="P13"/>
          </table:table-cell>
        </table:table-row>
        <table:table-row table:style-name="Tableau7.1">
          <table:table-cell table:style-name="Tableau7.A6" office:value-type="string">
            <text:p text:style-name="P10"/>
          </table:table-cell>
          <table:table-cell table:style-name="Tableau7.D2" office:value-type="string">
            <text:p text:style-name="P87"><text:span text:style-name="T49"></text:span><text:span text:style-name="T33"> </text:span><text:span text:style-name="T34">Projet de blog WordPress</text:span><text:span text:style-name="T33"> </text:span><text:span text:style-name="T34">(Formation développeur web et webmobile)</text:span><text:span text:style-name="T33"><text:tab/>p</text:span><text:span text:style-name="T19"/></text:p>
          </table:table-cell>
          <table:table-cell table:style-name="Tableau7.C6" office:value-type="string">
            <text:p text:style-name="P80"><text:span text:style-name="T19">p.</text:span><text:span text:style-name="T19"/></text:p>
          </table:table-cell>
          <table:table-cell table:style-name="Tableau7.D6" office:value-type="string">
            <text:p text:style-name="P13"/>
          </table:table-cell>
        </table:table-row>
        <table:table-row table:style-name="Tableau7.7">
          <table:table-cell table:style-name="Tableau7.A7" office:value-type="string">
            <text:p text:style-name="P52"/>
          </table:table-cell>
          <table:table-cell table:style-name="Tableau7.D2" office:value-type="string">
            <text:p text:style-name="P24"/>
          </table:table-cell>
          <table:table-cell table:style-name="Tableau7.C7" office:value-type="string">
            <text:p text:style-name="P26"/>
          </table:table-cell>
          <table:table-cell table:style-name="Tableau7.D7" office:value-type="string">
            <text:p text:style-name="P32"/>
          </table:table-cell>
        </table:table-row>
        <table:table-row table:style-name="Tableau7.1">
          <table:table-cell table:style-name="Tableau7.A3" table:number-columns-spanned="2" office:value-type="string">
            <text:p text:style-name="P45"><text:span text:style-name="T26">Développer la partie back-end d’une application web ou web mobile en intégrant les recommandations de sécurité</text:span></text:p>
          </table:table-cell>
          <table:covered-table-cell/>
          <table:table-cell table:style-name="Tableau7.C3" office:value-type="string">
            <text:p text:style-name="P61"><text:span text:style-name="T26">p.</text:span><text:span text:style-name="T5"/></text:p>
          </table:table-cell>
          <table:table-cell table:style-name="Tableau7.D8" office:value-type="string">
            <text:p text:style-name="P36"/>
          </table:table-cell>
        </table:table-row>
        <table:table-row table:style-name="Tableau7.1">
          <table:table-cell table:style-name="Tableau7.A9" office:value-type="string">
            <text:p text:style-name="P10"/>
          </table:table-cell>
          <table:table-cell table:style-name="Tableau7.B9" office:value-type="string">
            <text:p text:style-name="P87"><text:span text:style-name="T49"></text:span><text:span text:style-name="T33"> </text:span><text:span text:style-name="T34">Site de gestion des étudiants de la Digitale Académie (stage en entreprise)</text:span><text:span text:style-name="T33"> <text:tab/>p.</text:span><text:span text:style-name="T19"/></text:p>
          </table:table-cell>
          <table:table-cell table:style-name="Tableau7.C9" office:value-type="string">
            <text:p text:style-name="P80"><text:span text:style-name="T19">p.</text:span><text:span text:style-name="T19"/></text:p>
          </table:table-cell>
          <table:table-cell table:style-name="Tableau7.D9" office:value-type="string">
            <text:p text:style-name="P13"/>
          </table:table-cell>
        </table:table-row>
        <table:table-row table:style-name="Tableau7.1">
          <table:table-cell table:style-name="Tableau7.A10" office:value-type="string">
            <text:p text:style-name="P10"/>
          </table:table-cell>
          <table:table-cell table:style-name="Tableau7.B10" office:value-type="string">
            <text:p text:style-name="P87"><text:span text:style-name="T49"></text:span><text:span text:style-name="T33"> </text:span><text:span text:style-name="T34">Projet de blog php (Formation développeur web et webmobile)</text:span><text:span text:style-name="T33"> <text:tab/>p.</text:span><text:span text:style-name="T19"/></text:p>
          </table:table-cell>
          <table:table-cell table:style-name="Tableau7.C10" office:value-type="string">
            <text:p text:style-name="P80"><text:span text:style-name="T19">p.</text:span><text:span text:style-name="T19"/></text:p>
          </table:table-cell>
          <table:table-cell table:style-name="Tableau7.D10" office:value-type="string">
            <text:p text:style-name="P13"/>
          </table:table-cell>
        </table:table-row>
        <table:table-row table:style-name="Tableau7.1">
          <table:table-cell table:style-name="Tableau7.A11" office:value-type="string">
            <text:p text:style-name="P10"/>
          </table:table-cell>
          <table:table-cell table:style-name="Tableau7.B11" office:value-type="string">
            <text:p text:style-name="P87"><text:span text:style-name="T49"></text:span><text:span text:style-name="T33"> </text:span><text:span text:style-name="T34">Projet de création de thème / extension WordPress <text:s/>(Formation développeur web et webmobile)</text:span><text:span text:style-name="T33"> <text:tab/>p</text:span><text:span text:style-name="T19"/></text:p>
          </table:table-cell>
          <table:table-cell table:style-name="Tableau7.C11" office:value-type="string">
            <text:p text:style-name="P80"><text:span text:style-name="T19">p.</text:span><text:span text:style-name="T19"/></text:p>
          </table:table-cell>
          <table:table-cell table:style-name="Tableau7.D11" office:value-type="string">
            <text:p text:style-name="P13"/>
          </table:table-cell>
        </table:table-row>
        <table:table-row table:style-name="Tableau7.1">
          <table:table-cell table:style-name="Tableau7.D2" office:value-type="string">
            <text:p text:style-name="P25"/>
          </table:table-cell>
          <table:table-cell table:style-name="Tableau7.D2" office:value-type="string">
            <text:p text:style-name="P25"/>
          </table:table-cell>
          <table:table-cell table:style-name="Tableau7.C12" office:value-type="string">
            <text:p text:style-name="P27"/>
          </table:table-cell>
          <table:table-cell table:style-name="Tableau7.D12" office:value-type="string">
            <text:p text:style-name="P28"/>
          </table:table-cell>
        </table:table-row>
        <table:table-row table:style-name="Tableau7.1">
          <table:table-cell table:style-name="Tableau7.D2" office:value-type="string">
            <text:p text:style-name="P25"/>
          </table:table-cell>
          <table:table-cell table:style-name="Tableau7.D2" office:value-type="string">
            <text:p text:style-name="P25"/>
          </table:table-cell>
          <table:table-cell table:style-name="Tableau7.C13" office:value-type="string">
            <text:p text:style-name="P27"/>
          </table:table-cell>
          <table:table-cell table:style-name="Tableau7.D13" office:value-type="string">
            <text:p text:style-name="P28"/>
          </table:table-cell>
        </table:table-row>
        <table:table-row table:style-name="Tableau7.1">
          <table:table-cell table:style-name="Tableau7.A14" table:number-columns-spanned="2" office:value-type="string">
            <text:p text:style-name="P57"><text:span text:style-name="T26">Titres, diplômes, CQP, attestations de formation </text:span><text:span text:style-name="T16">(facultatif)</text:span><text:span text:style-name="T28"/></text:p>
          </table:table-cell>
          <table:covered-table-cell/>
          <table:table-cell table:style-name="Tableau7.C14" office:value-type="string">
            <text:p text:style-name="P81"><text:span text:style-name="T21">p.</text:span><text:span text:style-name="T21"/></text:p>
          </table:table-cell>
          <table:table-cell table:style-name="Tableau7.D14" office:value-type="string">
            <text:p text:style-name="P14"/>
          </table:table-cell>
        </table:table-row>
        <table:table-row table:style-name="Tableau7.1">
          <table:table-cell table:style-name="Tableau7.A15" table:number-columns-spanned="2" office:value-type="string">
            <text:p text:style-name="P57"><text:span text:style-name="T26">Déclaration sur l’honneur</text:span><text:span text:style-name="T28"/></text:p>
          </table:table-cell>
          <table:covered-table-cell/>
          <table:table-cell table:style-name="Tableau7.C15" office:value-type="string">
            <text:p text:style-name="P81"><text:span text:style-name="T21">p.</text:span><text:span text:style-name="T21"/></text:p>
          </table:table-cell>
          <table:table-cell table:style-name="Tableau7.D15" office:value-type="string">
            <text:p text:style-name="P14"/>
          </table:table-cell>
        </table:table-row>
        <table:table-row table:style-name="Tableau7.1">
          <table:table-cell table:style-name="Tableau7.A16" table:number-columns-spanned="2" office:value-type="string">
            <text:p text:style-name="P57"><text:span text:style-name="T26">Documents illustrant la pratique professionnelle </text:span><text:span text:style-name="T16">(facultatif)</text:span><text:span text:style-name="T28"/></text:p>
          </table:table-cell>
          <table:covered-table-cell/>
          <table:table-cell table:style-name="Tableau7.C16" office:value-type="string">
            <text:p text:style-name="P81"><text:span text:style-name="T21">p.</text:span><text:span text:style-name="T21"/></text:p>
          </table:table-cell>
          <table:table-cell table:style-name="Tableau7.D16" office:value-type="string">
            <text:p text:style-name="P14"/>
          </table:table-cell>
        </table:table-row>
        <table:table-row table:style-name="Tableau7.1">
          <table:table-cell table:style-name="Tableau7.A17" table:number-columns-spanned="2" office:value-type="string">
            <text:p text:style-name="P57"><text:span text:style-name="T26">Annexes </text:span><text:span text:style-name="T16">(Si le RC le prévoit)</text:span><text:span text:style-name="T28"/></text:p>
          </table:table-cell>
          <table:covered-table-cell/>
          <table:table-cell table:style-name="Tableau7.C17" office:value-type="string">
            <text:p text:style-name="P81"><text:span text:style-name="T21">p.</text:span><text:span text:style-name="T21"/></text:p>
          </table:table-cell>
          <table:table-cell table:style-name="Tableau7.D17" office:value-type="string">
            <text:p text:style-name="P14"/>
          </table:table-cell>
        </table:table-row>
      </table:table>
      <text:p text:style-name="P41"/>
      <text:p text:style-name="P42"/>
      <text:p text:style-name="P43"/>
      <text:p text:style-name="P99"/>
      <text:p text:style-name="P99"/>
      <text:p text:style-name="P91"><text:span text:style-name="T60">Exemples de pratique</text:span><text:span text:style-name="T60"/></text:p>
      <text:p text:style-name="P91"><text:span text:style-name="T60">professionnelle</text:span><text:span text:style-name="T60"/></text:p>
      <text:p text:style-name="P44"/>
      <text:p text:style-name="P4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63"><text:span text:style-name="T54">Activité-type</text:span><text:span text:style-name="T54"/></text:p>
          </table:table-cell>
          <table:table-cell table:style-name="Tableau8.A1" office:value-type="string">
            <text:p text:style-name="P66"><text:drop-down text:name=""><text:label text:value="2"/><text:label text:value="3"/><text:label text:value="4"/><text:label text:value="5"/><text:label text:current-selected="true" text:value="1"/>1</text:drop-down><text:span text:style-name="T54"/></text:p>
          </table:table-cell>
          <table:table-cell table:style-name="Tableau8.A1" table:number-columns-spanned="4" office:value-type="string">
            <text:p text:style-name="P72"><text:span text:style-name="T27"><text:text-input text:description="">Développer la partie front-end d’une application web ou web mobile en intégrant les recommandations de sécurité </text:text-input></text:span><text:span text:style-name="T21"/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88"><text:span text:style-name="T35">Exemple n°1</text:span><text:span text:style-name="T40"> <text:s/></text:span><text:span text:style-name="T49"></text:span><text:span text:style-name="T31"/></text:p>
          </table:table-cell>
          <table:covered-table-cell/>
          <table:table-cell table:style-name="Tableau8.C2" table:number-columns-spanned="4" office:value-type="string">
            <text:p text:style-name="P74"><text:span text:style-name="T20"><text:text-input text:description="">Site de gestion des étudiants de la Digitale Académie (stage en entreprise)</text:text-input></text:span><text:span text:style-name="T48"/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79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38">La Digitale Académie souhaitait obtenir un outil permettant d’améliorer le suivi des étudiants, pour ce faire nous avons :<text:span text:style-name="T29"/></text:p>
            <text:p text:style-name="P38"><text:s text:c="8"/>- Organiser des réunions permettant de comprendre et d’approfondir les attentes de l’entreprise ainsi que de montrer l’avancement du projet.<text:span text:style-name="T29"/></text:p>
            <text:p text:style-name="P38"><text:s text:c="8"/>- <text:span text:style-name="T97">Maquetter une application </text:span><text:span text:style-name="T98">répondant aux demandes de l’entreprise et permettant de définir une architecture du site pour faciliter sa conception (développeurs) et son utilisation (entreprise).</text:span><text:span text:style-name="T29"/></text:p>
            <text:p text:style-name="P38"><text:span text:style-name="T98"><text:s text:c="8"/>- </text:span><text:span text:style-name="T97">Réaliser une interface utilisateur web statique et adaptable </text:span><text:span text:style-name="T98">selon les besoins de l’entreprise</text:span><text:span text:style-name="T29"/></text:p>
            <text:p text:style-name="P38"><text:span text:style-name="T9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65"/>
          </table:table-cell>
        </table:table-row>
        <table:table-row table:style-name="Tableau8.10">
          <table:table-cell table:style-name="Tableau8.A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79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79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65"/>
          </table:table-cell>
        </table:table-row>
        <table:table-row table:style-name="Tableau8.22">
          <table:table-cell table:style-name="Tableau8.A2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79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35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85"><text:span text:style-name="T33">Nom de l’entreprise, organisme ou association</text:span><text:span text:style-name="T36"> <text:s/></text:span><text:span text:style-name="T49"></text:span><text:span text:style-name="T29"/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69"><text:text-input text:description="">Cliquez ici pour taper du texte.</text:text-input><text:span text:style-name="T29"/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86"><text:span text:style-name="T33">Chantier, atelier, service</text:span><text:span text:style-name="T36"><text:tab/></text:span><text:span text:style-name="T49"></text:span><text:span text:style-name="T19"/></text:p>
          </table:table-cell>
          <table:covered-table-cell/>
          <table:covered-table-cell/>
          <table:table-cell table:style-name="Tableau8.D26" table:number-columns-spanned="3" office:value-type="string">
            <text:p text:style-name="P109"><loext:content-control loext:showing-place-holder="true" loext:alias="Chantier" loext:tag="Chantier"><text:span text:style-name="Placeholder_20_Text"><text:span text:style-name="T90">Cliquez ici pour taper du texte.</text:span></text:span></loext:content-control><text:span text:style-name="T19"/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109"><text:span text:style-name="T37">Période d’exercice</text:span><text:span text:style-name="T38"> <text:s/><text:tab/></text:span><text:span text:style-name="T50"></text:span><text:span text:style-name="T37">Du :<text:tab/></text:span><loext:content-control loext:showing-place-holder="true" loext:date="true" loext:date-format="dd/MM/yyyy" loext:date-rfc-language-tag="fr-FR" loext:alias="Date de début" loext:tag="Date de début"><text:span text:style-name="Placeholder_20_Text"><text:span text:style-name="T91">Cliquez ici</text:span></text:span></loext:content-control><text:span text:style-name="T38"><text:tab/></text:span><text:span text:style-name="T37">au :</text:span><text:span text:style-name="T38"><text:tab/></text:span><loext:content-control loext:showing-place-holder="true" loext:date="true" loext:date-format="dd/MM/yyyy" loext:date-rfc-language-tag="fr-FR" loext:alias="Date de fin" loext:tag="Date de fin"><text:span text:style-name="Placeholder_20_Text"><text:span text:style-name="T91">Cliquez ici</text:span></text:span></loext:content-control><text:span text:style-name="T9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65"/>
          </table:table-cell>
        </table:table-row>
        <table:table-row table:style-name="Tableau8.29">
          <table:table-cell table:style-name="Tableau8.A29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65"/>
          </table:table-cell>
        </table:table-row>
        <table:table-row table:style-name="Tableau8.30">
          <table:table-cell table:style-name="Tableau8.A30" table:number-columns-spanned="5" office:value-type="string">
            <text:p text:style-name="P79"><text:span text:style-name="T21">5. Informations complémentaires </text:span><text:span text:style-name="T41">(facultatif)</text:span><text:span text:style-name="T21"/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65"/>
          </table:table-cell>
        </table:table-row>
        <table:table-row table:style-name="Tableau8.6">
          <table:table-cell table:style-name="Tableau8.A3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ext:p text:style-name="P112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63"><text:span text:style-name="T54">Activité-type</text:span><text:span text:style-name="T54"/></text:p>
          </table:table-cell>
          <table:table-cell table:style-name="Tableau9.A1" office:value-type="string">
            <text:p text:style-name="P66"><text:drop-down text:name=""><text:label text:current-selected="true" text:value="2"/><text:label text:value="3"/><text:label text:value="4"/><text:label text:value="5"/>2</text:drop-down><text:span text:style-name="T54"/></text:p>
          </table:table-cell>
          <table:table-cell table:style-name="Tableau9.A1" table:number-columns-spanned="4" office:value-type="string">
            <text:p text:style-name="P65"><text:text-input text:description="">Cliquez ici pour entrer l’intitulé de l’activité</text:text-input><text:span text:style-name="T21"/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88"><text:span text:style-name="T35">Exemple n° 1</text:span><text:span text:style-name="T40"> <text:s/></text:span><text:span text:style-name="T49"></text:span><text:span text:style-name="T31"/></text:p>
          </table:table-cell>
          <table:covered-table-cell/>
          <table:table-cell table:style-name="Tableau9.C2" table:number-columns-spanned="4" office:value-type="string">
            <text:p text:style-name="P68"><text:text-input text:description="">Cliquez ici pour entrer l’intitulé de l’exemple</text:text-input><text:span text:style-name="T48"/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79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65"/>
          </table:table-cell>
        </table:table-row>
        <table:table-row table:style-name="Tableau9.10">
          <table:table-cell table:style-name="Tableau9.A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79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79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65"/>
          </table:table-cell>
        </table:table-row>
        <table:table-row table:style-name="Tableau9.22">
          <table:table-cell table:style-name="Tableau9.A2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79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35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85"><text:span text:style-name="T33">Nom de l’entreprise, organisme ou association</text:span><text:span text:style-name="T36"> <text:s/></text:span><text:span text:style-name="T49"></text:span><text:span text:style-name="T29"/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69"><text:text-input text:description="">Cliquez ici pour taper du texte.</text:text-input><text:span text:style-name="T29"/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86"><text:span text:style-name="T33">Chantier, atelier, service</text:span><text:span text:style-name="T36"><text:tab/></text:span><text:span text:style-name="T49"></text:span><text:span text:style-name="T19"/></text:p>
          </table:table-cell>
          <table:covered-table-cell/>
          <table:covered-table-cell/>
          <table:table-cell table:style-name="Tableau9.D26" table:number-columns-spanned="3" office:value-type="string">
            <text:p text:style-name="P109"><loext:content-control loext:showing-place-holder="true" loext:alias="AT1 - Chantier" loext:tag="AT1 - Chantier"><text:span text:style-name="Placeholder_20_Text"><text:span text:style-name="T90">Cliquez ici pour taper du texte.</text:span></text:span></loext:content-control><text:span text:style-name="T19"/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109"><text:span text:style-name="T37">Période d’exercice</text:span><text:span text:style-name="T38"> <text:s/><text:tab/></text:span><text:span text:style-name="T50"></text:span><text:span text:style-name="T37">Du :<text:tab/></text:span><loext:content-control loext:showing-place-holder="true" loext:date="true" loext:date-format="dd/MM/yyyy" loext:date-rfc-language-tag="fr-FR" loext:alias="Date de début" loext:tag="Date de début"><text:span text:style-name="Placeholder_20_Text"><text:span text:style-name="T91">Cliquez ici</text:span></text:span></loext:content-control><text:span text:style-name="T38"><text:tab/></text:span><text:span text:style-name="T37">au :</text:span><text:span text:style-name="T38"><text:tab/></text:span><loext:content-control loext:showing-place-holder="true" loext:date="true" loext:date-format="dd/MM/yyyy" loext:date-rfc-language-tag="fr-FR" loext:alias="Date de fin" loext:tag="Date de fin"><text:span text:style-name="Placeholder_20_Text"><text:span text:style-name="T91">Cliquez ici</text:span></text:span></loext:content-control><text:span text:style-name="T9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65"/>
          </table:table-cell>
        </table:table-row>
        <table:table-row table:style-name="Tableau9.29">
          <table:table-cell table:style-name="Tableau9.A29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65"/>
          </table:table-cell>
        </table:table-row>
        <table:table-row table:style-name="Tableau9.30">
          <table:table-cell table:style-name="Tableau9.A30" table:number-columns-spanned="5" office:value-type="string">
            <text:p text:style-name="P79"><text:span text:style-name="T21">5. Informations complémentaires </text:span><text:span text:style-name="T41">(facultatif)</text:span><text:span text:style-name="T21"/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65"/>
          </table:table-cell>
        </table:table-row>
        <table:table-row table:style-name="Tableau9.6">
          <table:table-cell table:style-name="Tableau9.A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1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63"><text:span text:style-name="T54">Activité-type</text:span><text:span text:style-name="T54"/></text:p>
          </table:table-cell>
          <table:table-cell table:style-name="Tableau10.A1" office:value-type="string">
            <text:p text:style-name="P66"><text:drop-down text:name=""><text:label text:value="2"/><text:label text:current-selected="true" text:value="3"/><text:label text:value="4"/><text:label text:value="5"/>3</text:drop-down><text:span text:style-name="T54"/></text:p>
          </table:table-cell>
          <table:table-cell table:style-name="Tableau10.A1" table:number-columns-spanned="4" office:value-type="string">
            <text:p text:style-name="P65"><text:text-input text:description="">Cliquez ici pour entrer l’intitulé de l’activité</text:text-input><text:span text:style-name="T21"/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88"><text:span text:style-name="T35">Exemple n° 1</text:span><text:span text:style-name="T40"> <text:s/></text:span><text:span text:style-name="T49"></text:span><text:span text:style-name="T31"/></text:p>
          </table:table-cell>
          <table:covered-table-cell/>
          <table:table-cell table:style-name="Tableau10.C2" table:number-columns-spanned="4" office:value-type="string">
            <text:p text:style-name="P68"><text:text-input text:description="">Cliquez ici pour entrer l’intitulé de l’exemple</text:text-input><text:span text:style-name="T48"/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79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65"/>
          </table:table-cell>
        </table:table-row>
        <table:table-row table:style-name="Tableau10.10">
          <table:table-cell table:style-name="Tableau10.A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79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79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65"/>
          </table:table-cell>
        </table:table-row>
        <table:table-row table:style-name="Tableau10.22">
          <table:table-cell table:style-name="Tableau10.A2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79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35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85"><text:span text:style-name="T33">Nom de l’entreprise, organisme ou association</text:span><text:span text:style-name="T36"> <text:s/></text:span><text:span text:style-name="T49"></text:span><text:span text:style-name="T29"/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69"><text:text-input text:description="">Cliquez ici pour taper du texte.</text:text-input><text:span text:style-name="T29"/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86"><text:span text:style-name="T33">Chantier, atelier, service</text:span><text:span text:style-name="T36"><text:tab/></text:span><text:span text:style-name="T49"></text:span><text:span text:style-name="T19"/></text:p>
          </table:table-cell>
          <table:covered-table-cell/>
          <table:covered-table-cell/>
          <table:table-cell table:style-name="Tableau10.D26" table:number-columns-spanned="3" office:value-type="string">
            <text:p text:style-name="P109"><loext:content-control loext:showing-place-holder="true" loext:alias="AT1 - Chantier" loext:tag="AT1 - Chantier"><text:span text:style-name="Placeholder_20_Text"><text:span text:style-name="T90">Cliquez ici pour taper du texte.</text:span></text:span></loext:content-control><text:span text:style-name="T19"/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109"><text:span text:style-name="T37">Période d’exercice</text:span><text:span text:style-name="T38"> <text:s/><text:tab/></text:span><text:span text:style-name="T50"></text:span><text:span text:style-name="T37">Du :<text:tab/></text:span><loext:content-control loext:showing-place-holder="true" loext:date="true" loext:date-format="dd/MM/yyyy" loext:date-rfc-language-tag="fr-FR" loext:alias="Date de début" loext:tag="Date de début"><text:span text:style-name="Placeholder_20_Text"><text:span text:style-name="T91">Cliquez ici</text:span></text:span></loext:content-control><text:span text:style-name="T38"><text:tab/></text:span><text:span text:style-name="T37">au :</text:span><text:span text:style-name="T38"><text:tab/></text:span><loext:content-control loext:showing-place-holder="true" loext:date="true" loext:date-format="dd/MM/yyyy" loext:date-rfc-language-tag="fr-FR" loext:alias="Date de fin" loext:tag="Date de fin"><text:span text:style-name="Placeholder_20_Text"><text:span text:style-name="T91">Cliquez ici</text:span></text:span></loext:content-control><text:span text:style-name="T9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65"/>
          </table:table-cell>
        </table:table-row>
        <table:table-row table:style-name="Tableau10.29">
          <table:table-cell table:style-name="Tableau10.A29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65"/>
          </table:table-cell>
        </table:table-row>
        <table:table-row table:style-name="Tableau10.30">
          <table:table-cell table:style-name="Tableau10.A30" table:number-columns-spanned="5" office:value-type="string">
            <text:p text:style-name="P79"><text:span text:style-name="T21">5. Informations complémentaires </text:span><text:span text:style-name="T41">(facultatif)</text:span><text:span text:style-name="T21"/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65"/>
          </table:table-cell>
        </table:table-row>
        <table:table-row table:style-name="Tableau10.6">
          <table:table-cell table:style-name="Tableau10.A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12"/>
      <text:p text:style-name="P10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58"><text:span text:style-name="T55">Titres, diplômes, CQP, attestations de formation</text:span><text:span text:style-name="T55"/>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92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58"><text:span text:style-name="T2">(facultatif)</text:span><text:span text:style-name="T2"/></text:p>
            <text:p text:style-name="P19"/>
            <text:p text:style-name="P20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58"><text:span text:style-name="T1">Intitulé</text:span><text:span text:style-name="T1"/></text:p>
          </table:table-cell>
          <table:table-cell table:style-name="Tableau11.B4" office:value-type="string">
            <text:p text:style-name="P58"><text:span text:style-name="T1">Autorité ou organisme</text:span><text:span text:style-name="T1"/></text:p>
          </table:table-cell>
          <table:table-cell table:style-name="Tableau11.C4" office:value-type="string">
            <text:p text:style-name="P58"><text:span text:style-name="T1">Date</text:span><text:span text:style-name="T1"/></text:p>
          </table:table-cell>
        </table:table-row>
        <table:table-row table:style-name="Tableau11.5">
          <table:table-cell table:style-name="Tableau11.A5" office:value-type="string">
            <text:p text:style-name="P70"><text:text-input text:description="">Cliquez ici.</text:text-input><text:span text:style-name="T15"/></text:p>
          </table:table-cell>
          <table:table-cell table:style-name="Tableau11.B5" office:value-type="string">
            <text:p text:style-name="P70"><text:text-input text:description="">Cliquez ici pour taper du texte.</text:text-input><text:span text:style-name="T15"/></text:p>
          </table:table-cell>
          <table:table-cell table:style-name="Tableau11.C5" office:value-type="string">
            <text:p text:style-name="P110"><text:span text:style-name="Placeholder_20_Text"><text:span text:style-name="T88">C</text:span></text:span><field:fieldmark-start text:name="__Fieldmark__2170_411690942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88">liquez ici pour sélectionner une date.</text:span></text:span><field:fieldmark-end/><text:span text:style-name="T14"/></text:p>
          </table:table-cell>
        </table:table-row>
        <table:table-row table:style-name="Tableau11.5">
          <table:table-cell table:style-name="Tableau11.A6" office:value-type="string">
            <text:p text:style-name="P23"/>
          </table:table-cell>
          <table:table-cell table:style-name="Tableau11.B6" office:value-type="string">
            <text:p text:style-name="P23"/>
          </table:table-cell>
          <table:table-cell table:style-name="Tableau11.C6" office:value-type="string">
            <text:p text:style-name="P75"/>
          </table:table-cell>
        </table:table-row>
        <table:table-row table:style-name="Tableau11.5">
          <table:table-cell table:style-name="Tableau11.A7" office:value-type="string">
            <text:p text:style-name="P23"/>
          </table:table-cell>
          <table:table-cell table:style-name="Tableau11.B7" office:value-type="string">
            <text:p text:style-name="P23"/>
          </table:table-cell>
          <table:table-cell table:style-name="Tableau11.C7" office:value-type="string">
            <text:p text:style-name="P75"/>
          </table:table-cell>
        </table:table-row>
        <table:table-row table:style-name="Tableau11.5">
          <table:table-cell table:style-name="Tableau11.A8" office:value-type="string">
            <text:p text:style-name="P23"/>
          </table:table-cell>
          <table:table-cell table:style-name="Tableau11.B8" office:value-type="string">
            <text:p text:style-name="P23"/>
          </table:table-cell>
          <table:table-cell table:style-name="Tableau11.C8" office:value-type="string">
            <text:p text:style-name="P75"/>
          </table:table-cell>
        </table:table-row>
        <table:table-row table:style-name="Tableau11.5">
          <table:table-cell table:style-name="Tableau11.A9" office:value-type="string">
            <text:p text:style-name="P23"/>
          </table:table-cell>
          <table:table-cell table:style-name="Tableau11.B9" office:value-type="string">
            <text:p text:style-name="P23"/>
          </table:table-cell>
          <table:table-cell table:style-name="Tableau11.C9" office:value-type="string">
            <text:p text:style-name="P75"/>
          </table:table-cell>
        </table:table-row>
        <table:table-row table:style-name="Tableau11.5">
          <table:table-cell table:style-name="Tableau11.A10" office:value-type="string">
            <text:p text:style-name="P23"/>
          </table:table-cell>
          <table:table-cell table:style-name="Tableau11.B10" office:value-type="string">
            <text:p text:style-name="P23"/>
          </table:table-cell>
          <table:table-cell table:style-name="Tableau11.C10" office:value-type="string">
            <text:p text:style-name="P75"/>
          </table:table-cell>
        </table:table-row>
        <table:table-row table:style-name="Tableau11.5">
          <table:table-cell table:style-name="Tableau11.A11" office:value-type="string">
            <text:p text:style-name="P23"/>
          </table:table-cell>
          <table:table-cell table:style-name="Tableau11.B11" office:value-type="string">
            <text:p text:style-name="P23"/>
          </table:table-cell>
          <table:table-cell table:style-name="Tableau11.C11" office:value-type="string">
            <text:p text:style-name="P75"/>
          </table:table-cell>
        </table:table-row>
        <table:table-row table:style-name="Tableau11.5">
          <table:table-cell table:style-name="Tableau11.A12" office:value-type="string">
            <text:p text:style-name="P23"/>
          </table:table-cell>
          <table:table-cell table:style-name="Tableau11.B12" office:value-type="string">
            <text:p text:style-name="P23"/>
          </table:table-cell>
          <table:table-cell table:style-name="Tableau11.C12" office:value-type="string">
            <text:p text:style-name="P75"/>
          </table:table-cell>
        </table:table-row>
        <table:table-row table:style-name="Tableau11.5">
          <table:table-cell table:style-name="Tableau11.A13" office:value-type="string">
            <text:p text:style-name="P23"/>
          </table:table-cell>
          <table:table-cell table:style-name="Tableau11.B13" office:value-type="string">
            <text:p text:style-name="P23"/>
          </table:table-cell>
          <table:table-cell table:style-name="Tableau11.C13" office:value-type="string">
            <text:p text:style-name="P75"/>
          </table:table-cell>
        </table:table-row>
        <table:table-row table:style-name="Tableau11.5">
          <table:table-cell table:style-name="Tableau11.A14" office:value-type="string">
            <text:p text:style-name="P23"/>
          </table:table-cell>
          <table:table-cell table:style-name="Tableau11.B14" office:value-type="string">
            <text:p text:style-name="P23"/>
          </table:table-cell>
          <table:table-cell table:style-name="Tableau11.C14" office:value-type="string">
            <text:p text:style-name="P75"/>
          </table:table-cell>
        </table:table-row>
      </table:table>
      <text:p text:style-name="P103"/>
      <text:p text:style-name="P44"/>
      <text:p text:style-name="P10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58"><text:span text:style-name="T55">Déclaration sur l’honneur</text:span><text:span text:style-name="T55"/></text:p>
          </table:table-cell>
        </table:table-row>
        <table:table-row table:style-name="Tableau12.2">
          <table:table-cell table:style-name="Tableau12.A2" office:value-type="string">
            <text:p text:style-name="P92"/>
          </table:table-cell>
        </table:table-row>
        <table:table-row table:style-name="Tableau12.3">
          <table:table-cell table:style-name="Tableau12.A3" office:value-type="string">
            <text:p text:style-name="P10"/>
          </table:table-cell>
        </table:table-row>
      </table:table>
      <text:p text:style-name="P104"/>
      <text:p text:style-name="P46"/>
      <text:p text:style-name="P46"/>
      <text:p text:style-name="P46"><draw:custom-shape text:anchor-type="char" draw:z-index="4" draw:name="Zone de texte 2" draw:style-name="gr4" draw:text-style-name="P119" svg:width="10.053cm" svg:height="1.08cm" svg:x="5.586cm" svg:y="0.342cm"><text:p text:style-name="Frame_20_contents"><text:text-input text:description="">Cliquez ici pour taper du texte.</text:text-input><text:span text:style-name="T3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3"><text:span text:style-name="T28">Je soussigné(e) [prénom et nom] </text:span><text:span text:style-name="T94"><text:tab/></text:span><text:span text:style-name="T28">,</text:span><text:span text:style-name="T28"/></text:p>
      <text:p text:style-name="P114"><text:span text:style-name="T28">déclare sur l’honneur que les renseignements fournis dans ce dossier sont exacts et que je suis l’auteur(e) des réalisations jointes.</text:span><text:span text:style-name="T28"/></text:p>
      <text:p text:style-name="P47"/>
      <text:p text:style-name="P47"><draw:custom-shape text:anchor-type="char" draw:z-index="5" draw:name="Zone de texte 2" draw:style-name="gr3" draw:text-style-name="P119" svg:width="8.228cm" svg:height="1.156cm" svg:x="1.014cm" svg:y="0.917cm"><text:p text:style-name="Frame_20_contents"><text:text-input text:description="">Cliquez ici pour taper du texte.</text:text-input><text:span text:style-name="T3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Zone de texte 2" draw:style-name="gr5" draw:text-style-name="P119" svg:width="6.081cm" svg:height="1.375cm" svg:x="9.798cm" svg:y="0.854cm"><text:p text:style-name="Frame_20_contents"><field:fieldmark-start text:name="__Fieldmark__2427_4116909423" field:type="vnd.oasis.opendocument.field.FORMDATE"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32">Cliquez ici pour choisir une date</text:span></text:span><field:fieldmark-end/><text:span text:style-name="T3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5"><text:span text:style-name="T28">Fait à </text:span><text:span text:style-name="T94"><text:tab/> </text:span><text:span text:style-name="T28">le</text:span><text:span text:style-name="T94"> <text:tab/></text:span><text:span text:style-name="T94"/></text:p>
      <text:p text:style-name="P116"><text:span text:style-name="T28">pour faire valoir ce que de droit.</text:span><text:span text:style-name="T28"/></text:p>
      <text:p text:style-name="P47"/>
      <text:p text:style-name="P117"><text:span text:style-name="T28">Signature :</text:span><text:span text:style-name="T28"/></text:p>
      <text:p text:style-name="P46"/>
      <text:p text:style-name="P42"/>
      <text:p text:style-name="P101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58"><text:span text:style-name="T55">Documents illustrant la pratique professionnelle</text:span><text:span text:style-name="T55"/></text:p>
          </table:table-cell>
        </table:table-row>
        <table:table-row table:style-name="Tableau13.2">
          <table:table-cell table:style-name="Tableau13.A2" office:value-type="string">
            <text:p text:style-name="P92"/>
          </table:table-cell>
        </table:table-row>
        <table:table-row table:style-name="Tableau13.3">
          <table:table-cell table:style-name="Tableau13.A3" office:value-type="string">
            <text:p text:style-name="P58"><text:span text:style-name="T2">(facultatif)</text:span><text:span text:style-name="T2"/></text:p>
            <text:p text:style-name="P19"/>
            <text:p text:style-name="P19"/>
          </table:table-cell>
        </table:table-row>
        <table:table-row table:style-name="Tableau13.1">
          <table:table-cell table:style-name="Tableau13.A4" office:value-type="string">
            <text:p text:style-name="P53"><text:span text:style-name="T1">Intitulé</text:span><text:span text:style-name="T1"/></text:p>
          </table:table-cell>
        </table:table-row>
        <table:table-row table:style-name="Tableau13.5">
          <table:table-cell table:style-name="Tableau13.A5" office:value-type="string">
            <text:p text:style-name="P70"><text:text-input text:description="">Cliquez ici pour taper du texte.</text:text-input><text:span text:style-name="T14"/></text:p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5" office:value-type="string">
            <text:p text:style-name="P23"/>
          </table:table-cell>
        </table:table-row>
        <table:table-row table:style-name="Tableau13.5">
          <table:table-cell table:style-name="Tableau13.A14" office:value-type="string">
            <text:p text:style-name="P23"/>
          </table:table-cell>
        </table:table-row>
      </table:table>
      <text:p text:style-name="P103"/>
      <text:p text:style-name="P48"/>
      <text:p text:style-name="P49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58"><text:span text:style-name="T74">Annexes</text:span><text:span text:style-name="T55"/></text:p>
          </table:table-cell>
        </table:table-row>
        <table:table-row table:style-name="Tableau16.2">
          <table:table-cell table:style-name="Tableau16.A2" office:value-type="string">
            <text:p text:style-name="P92"/>
          </table:table-cell>
        </table:table-row>
        <table:table-row table:style-name="Tableau16.3">
          <table:table-cell table:style-name="Tableau16.A3" office:value-type="string">
            <text:p text:style-name="P58"><text:span text:style-name="T2">(Si le RC le prévoit)</text:span><text:span text:style-name="T3"/></text:p>
          </table:table-cell>
        </table:table-row>
      </table:table>
      <text:p text:style-name="P105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7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1" style:font-size-asian="10pt" style:language-asian="en" style:country-asian="US" style:font-name-complex="Arial2" style:font-size-complex="10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1" style:font-size-asian="1pt" style:language-asian="en" style:country-asian="US" style:font-name-complex="Arial2" style:font-size-complex="1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1" style:font-size-asian="18pt" style:language-asian="en" style:country-asian="US" style:font-name-complex="Arial2" style:font-size-complex="18pt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2" style:font-size-complex="16pt"/>
    </style:style>
    <style:style style:name="MP8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9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2" style:family="paragraph" style:parent-style-name="Header">
      <style:text-properties fo:font-size="8pt" style:font-size-asian="8pt"/>
    </style:style>
    <style:style style:name="M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fr" style:country-asian="FR" style:font-name-complex="Arial2" style:font-size-complex="11pt" style:language-complex="ar" style:country-complex="SA"/>
    </style:style>
    <style:style style:name="M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1" style:font-size-asian="1pt" style:language-asian="fr" style:country-asian="FR" style:font-name-complex="Arial2" style:font-size-complex="1pt" style:language-complex="ar" style:country-complex="SA"/>
    </style:style>
    <style:style style:name="MT1" style:family="text">
      <style:text-properties fo:font-variant="small-caps" style:font-name="Arial" fo:font-size="18pt" style:font-size-asian="18pt" style:font-name-complex="Arial2" style:font-size-complex="18pt"/>
    </style:style>
    <style:style style:name="MT2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3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4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5" style:family="text">
      <style:text-properties fo:font-variant="small-caps" fo:font-size="24pt" style:font-size-asian="24pt" style:font-name-complex="Calibri1" style:font-size-complex="24pt"/>
    </style:style>
    <style:style style:name="MT6" style:family="text">
      <style:text-properties fo:color="#ffffff" loext:opacity="100%" style:font-name="Wingdings 31" fo:font-size="24pt" style:font-size-asian="24pt" style:font-name-complex="Calibri1" style:font-size-complex="24pt"/>
    </style:style>
    <style:style style:name="MT7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8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T9" style:family="text">
      <style:text-properties fo:color="#7f7f7f" loext:opacity="100%" fo:font-size="9pt" style:font-size-asian="9pt" style:font-size-complex="9pt"/>
    </style:style>
    <style:style style:name="MT10" style:family="text">
      <style:text-properties fo:color="#7f7f7f" loext:opacity="100%" fo:font-size="10pt" style:font-size-asian="10pt" style:font-size-complex="9pt"/>
    </style:style>
    <style:style style:name="MT11" style:family="text">
      <style:text-properties fo:color="#7f7f7f" loext:opacity="100%" style:font-size-complex="9pt"/>
    </style:style>
    <style:style style:name="MT12" style:family="text">
      <style:text-properties fo:color="#7f7f7f" loext:opacity="100%" fo:font-size="9pt" style:font-size-asian="9pt"/>
    </style:style>
    <style:style style:name="MT13" style:family="text">
      <style:text-properties fo:color="#7f7f7f" loext:opacity="100%"/>
    </style:style>
    <style:style style:name="MT14" style:family="text">
      <style:text-properties fo:color="#7f7f7f" loext:opacity="100%" fo:font-size="12pt" style:font-size-asian="12pt"/>
    </style:style>
    <style:style style:name="MT15" style:family="text">
      <style:text-properties fo:color="#7f7f7f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1"><draw:frame draw:style-name="Mfr1" draw:name="Image 1" text:anchor-type="as-char" svg:width="3.186cm" svg:height="3.572cm" draw:z-index="3"><draw:image xlink:href="Pictures/1000000000000287000002D770FE3C7F8F7FFF0F.jpg" xlink:type="simple" xlink:show="embed" xlink:actuate="onLoad" draw:mime-type="image/jpeg"/><svg:desc>charge_de_emploi_CMJN</svg:desc></draw:frame><text:span text:style-name="MT1"/></text:p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3"><text:span text:style-name="MT2">Dossier Professionnel</text:span><text:span text:style-name="MT3"> </text:span><text:span text:style-name="MT4">(DP)</text:span><text:span text:style-name="MT5"/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5"/>
            </table:table-cell>
            <table:table-cell table:style-name="Tableau5.C4" office:value-type="string">
              <text:p text:style-name="MP5"/>
            </table:table-cell>
            <table:table-cell table:style-name="Tableau5.D4" office:value-type="string">
              <text:p text:style-name="MP6"><text:span text:style-name="MT6"></text:span><text:span text:style-name="MT1"/>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4"/>
            </table:table-cell>
            <table:table-cell table:style-name="Tableau5.C5" office:value-type="string">
              <text:p text:style-name="MP4"/>
            </table:table-cell>
            <table:table-cell table:style-name="Tableau5.D5" office:value-type="string">
              <text:p text:style-name="MP4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4"/>
            </table:table-cell>
            <table:table-cell table:style-name="Tableau3.A1" office:value-type="string">
              <text:p text:style-name="MP4"/>
            </table:table-cell>
            <table:table-cell table:style-name="Tableau3.A1" office:value-type="string">
              <text:p text:style-name="MP4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3"><text:span text:style-name="MT7">Dossier Professionnel</text:span><text:span text:style-name="MT3"> </text:span><text:span text:style-name="MT8">(DP)</text:span><text:span text:style-name="MT5"/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4"/>
            </table:table-cell>
            <table:covered-table-cell/>
            <table:covered-table-cell/>
          </table:table-row>
        </table:table>
        <text:p text:style-name="MP7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/>
            </table:table-cell>
            <table:table-cell table:style-name="Tableau4.A1" office:value-type="string">
              <text:p text:style-name="MP4"/>
            </table:table-cell>
            <table:table-cell table:style-name="Tableau4.A1" office:value-type="string">
              <text:p text:style-name="MP4"/>
            </table:table-cell>
          </table:table-row>
        </table:table>
        <text:p text:style-name="Header"/>
      </style:header-left>
      <style:footer>
        <text:p text:style-name="MP8"><draw:custom-shape text:anchor-type="char" draw:z-index="1" draw:name="Forme automatique 2" draw:style-name="Mgr1" draw:text-style-name="MP10" svg:width="0.989cm" svg:height="1.588cm" draw:transform="rotate (-1.5707963267949) translate (17.3654861111111cm 27.6033472222222cm)"><text:p text:style-name="MP9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9">DOSSIER PROFESSIONNEL-Version Traitement de texte – Version du 11/09/2017 <text:tab/><text:tab/>Page</text:span><text:span text:style-name="MT10"><text:tab/></text:span><text:span text:style-name="MT11"><text:page-number text:select-page="current">1</text:page-number></text:span><text:span text:style-name="MT10"/></text:p>
        <text:p text:style-name="Footer"/>
      </style:footer>
      <style:footer-left>
        <text:p text:style-name="MP11"><draw:frame draw:style-name="Mfr2" draw:name="Cadre1" text:anchor-type="char" svg:x="-0.042cm" svg:y="27.428cm" svg:width="0.778cm" svg:height="1.461cm" draw:z-index="0"><draw:text-box><text:p text:style-name="MP9"/></draw:text-box></draw:frame><draw:custom-shape text:anchor-type="char" draw:z-index="0" draw:name="Forme automatique 2" draw:style-name="Mgr1" draw:text-style-name="MP10" svg:width="0.989cm" svg:height="1.588cm" draw:transform="rotate (-1.5707963267949) translate (1.43994444444444cm 27.3225cm)"><text:p text:style-name="MP9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Page</text:span><text:span text:style-name="MT13"><text:tab/></text:span><text:span text:style-name="MT13"><text:page-number text:select-page="current">0</text:page-number></text:span><text:span text:style-name="MT14"><text:tab/></text:span><text:span text:style-name="MT9">DOSSIER PROFESSIONNEL-Version du 11/09/2017</text:span><text:span text:style-name="MT15"> </text:span><text:span text:style-name="MT13"><text:tab/></text:span><text:span text:style-name="MT9"/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4"/>
            </table:table-cell>
            <table:table-cell table:style-name="Tableau14.A1" office:value-type="string">
              <text:p text:style-name="MP4"/>
            </table:table-cell>
            <table:table-cell table:style-name="Tableau14.A1" office:value-type="string">
              <text:p text:style-name="MP4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3"><text:span text:style-name="MT7">Dossier Professionnel</text:span><text:span text:style-name="MT3"> </text:span><text:span text:style-name="MT8">(DP)</text:span><text:span text:style-name="MT5"/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4"/>
            </table:table-cell>
            <table:covered-table-cell/>
            <table:covered-table-cell/>
          </table:table-row>
        </table:table>
        <text:p text:style-name="MP7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4"/>
            </table:table-cell>
            <table:table-cell table:style-name="Tableau15.A1" office:value-type="string">
              <text:p text:style-name="MP4"/>
            </table:table-cell>
            <table:table-cell table:style-name="Tableau15.A1" office:value-type="string">
              <text:p text:style-name="MP4"/>
            </table:table-cell>
          </table:table-row>
        </table:table>
        <text:p text:style-name="MP12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4"/>
            </table:table-cell>
            <table:table-cell table:style-name="Tableau17.A1" office:value-type="string">
              <text:p text:style-name="MP4"/>
            </table:table-cell>
            <table:table-cell table:style-name="Tableau17.A1" office:value-type="string">
              <text:p text:style-name="MP4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3"><text:span text:style-name="MT7">Dossier Professionnel</text:span><text:span text:style-name="MT3"> </text:span><text:span text:style-name="MT8">(DP)</text:span><text:span text:style-name="MT5"/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4"/>
            </table:table-cell>
            <table:covered-table-cell/>
            <table:covered-table-cell/>
          </table:table-row>
        </table:table>
        <text:p text:style-name="MP7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4"/>
            </table:table-cell>
            <table:table-cell table:style-name="Tableau18.A1" office:value-type="string">
              <text:p text:style-name="MP4"/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Header"/>
      </style:header-left>
      <style:footer>
        <text:p text:style-name="MP8"><draw:custom-shape text:anchor-type="char" draw:z-index="10" draw:name="Forme automatique 1" draw:style-name="Mgr1" draw:text-style-name="MP10" svg:width="0.989cm" svg:height="1.588cm" draw:transform="rotate (-1.5707963267949) translate (17.3654861111111cm 27.6033472222222cm)"><text:p text:style-name="MP9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9">DOSSIER PROFESSIONNEL-Version Traitement de texte – Version du 11/09/2017 <text:tab/><text:tab/>Page</text:span><text:span text:style-name="MT10"><text:tab/></text:span><text:span text:style-name="MT11"><text:page-number text:select-page="current">11</text:page-number></text:span><text:span text:style-name="MT10"/></text:p>
        <text:p text:style-name="Footer"/>
      </style:footer>
      <style:footer-left>
        <text:p text:style-name="MP11"><draw:custom-shape text:anchor-type="char" draw:z-index="16" draw:name="Forme automatique 3" draw:style-name="Mgr1" draw:text-style-name="MP10" svg:width="0.989cm" svg:height="1.588cm" draw:transform="rotate (-1.5707963267949) translate (1.13594444444444cm 27.6226944444444cm)"><text:p text:style-name="MP9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Page</text:span><text:span text:style-name="MT13"><text:tab/></text:span><text:span text:style-name="MT13"><text:page-number text:select-page="current">12</text:page-number></text:span><text:span text:style-name="MT14"><text:tab/></text:span><text:span text:style-name="MT9">DOSSIER PROFESSIONNEL-Version du 11/09/2017</text:span><text:span text:style-name="MT15"> </text:span><text:span text:style-name="MT13"><text:tab/></text:span><text:span text:style-name="MT9"/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onquet Miguel</meta:initial-creator>
    <meta:editing-cycles>5</meta:editing-cycles>
    <meta:print-date>2017-02-22T11:00:00</meta:print-date>
    <meta:creation-date>2017-09-11T08:41:00</meta:creation-date>
    <dc:date>2023-10-18T09:46:33.203000000</dc:date>
    <meta:editing-duration>PT1H27M10S</meta:editing-duration>
    <meta:generator>LibreOffice/7.5.1.2$Windows_X86_64 LibreOffice_project/fcbaee479e84c6cd81291587d2ee68cba099e129</meta:generator>
    <meta:document-statistic meta:table-count="18" meta:image-count="1" meta:object-count="0" meta:page-count="12" meta:paragraph-count="153" meta:word-count="1023" meta:character-count="6338" meta:non-whitespace-character-count="5446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